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1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SECTION_5f_TITLE_5f_AND_5f_DESCRIPTION-subtitle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style:paragraph-properties fo:margin-left="0cm" fo:margin-right="0cm" fo:margin-top="0cm" fo:margin-bottom="0.212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P1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P1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erriweather" fo:font-size="38pt" fo:letter-spacing="normal" fo:font-style="normal" style:text-underline-style="none" fo:font-weight="bold" style:font-name-asian="Merriweather" style:font-size-asian="38pt" style:font-style-asian="normal" style:font-weight-asian="bold" style:font-name-complex="Merriweather" style:font-size-complex="3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Neue" fo:font-size="14pt" fo:letter-spacing="normal" fo:font-style="normal" style:text-underline-style="none" fo:font-weight="bold" style:font-name-asian="Helvetica Neue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12pt" fo:letter-spacing="normal" fo:font-style="italic" style:text-underline-style="none" fo:font-weight="normal" style:font-name-asian="Roboto" style:font-size-asian="12pt" style:font-style-asian="italic" style:font-weight-asian="normal" style:font-name-complex="Roboto" style:font-size-complex="12pt" style:font-style-complex="italic" style:font-weight-complex="normal"/>
    </style:style>
    <style:style style:name="T4" style:family="text">
      <style:text-properties fo:font-variant="normal" fo:text-transform="none" fo:color="#63666a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6" style:family="text">
      <style:text-properties fo:font-variant="normal" fo:text-transform="none" fo:color="#d14124" style:text-line-through-style="none" style:text-line-through-type="none" style:text-position="0% 100%" style:font-name="Helvetica Neue" fo:font-size="23pt" fo:letter-spacing="normal" fo:font-style="normal" style:text-underline-style="none" fo:font-weight="normal" style:font-name-asian="Helvetica Neue" style:font-size-asian="23pt" style:font-style-asian="normal" style:font-weight-asian="normal" style:font-name-complex="Helvetica Neue" style:font-size-complex="23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erriweather" fo:font-size="26pt" fo:letter-spacing="normal" fo:font-style="normal" style:text-underline-style="none" fo:font-weight="bold" style:font-name-asian="Merriweather" style:font-size-asian="26pt" style:font-style-asian="normal" style:font-weight-asian="bold" style:font-name-complex="Merriweather" style:font-size-complex="26pt" style:font-style-complex="normal" style:font-weight-complex="bold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Merriweather" fo:font-size="36pt" fo:letter-spacing="normal" fo:font-style="normal" style:text-underline-style="none" fo:font-weight="bold" style:font-name-asian="Merriweather" style:font-size-asian="36pt" style:font-style-asian="normal" style:font-weight-asian="bold" style:font-name-complex="Merriweather" style:font-size-complex="36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12" style:family="text">
      <style:text-properties fo:font-variant="normal" fo:text-transform="none" fo:color="#1a1a1a" style:text-line-through-style="none" style:text-line-through-type="none" style:text-position="0% 100%" style:font-name="Merriweather" fo:font-size="26pt" fo:letter-spacing="normal" fo:font-style="normal" style:text-underline-style="none" fo:font-weight="bold" style:font-name-asian="Merriweather" style:font-size-asian="26pt" style:font-style-asian="normal" style:font-weight-asian="bold" style:font-name-complex="Merriweather" style:font-size-complex="26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Helvetica Neue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Helvetica Neue" fo:font-size="12pt" fo:letter-spacing="normal" fo:font-style="italic" style:text-underline-style="none" fo:font-weight="normal" style:font-name-asian="Helvetica Neue" style:font-size-asian="12pt" style:font-style-asian="italic" style:font-weight-asian="normal" style:font-name-complex="Helvetica Neue" style:font-size-complex="12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Helvetica Neue" fo:font-size="13pt" fo:letter-spacing="normal" fo:font-style="normal" style:text-underline-style="none" fo:font-weight="normal" style:font-name-asian="Helvetica Neue" style:font-size-asian="13pt" style:font-style-asian="normal" style:font-weight-asian="normal" style:font-name-complex="Helvetica Neue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07cm" text:min-label-width="0.863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07cm" text:min-label-width="0.863cm"/>
        <style:text-properties style:font-name="Helvetica Neu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1">
        <draw:frame draw:name="Google Shape;155;p18" presentation:style-name="pr1" draw:text-style-name="P2" draw:layer="layout" svg:width="21.355cm" svg:height="4.623cm" svg:x="2.026cm" svg:y="4.943cm" presentation:class="title" presentation:user-transformed="true">
          <draw:text-box>
            <text:p text:style-name="P1"><text:span text:style-name="T1">TITOLO</text:span></text:p>
          </draw:text-box>
        </draw:frame>
        <draw:frame draw:name="Google Shape;156;p18" presentation:style-name="pr2" draw:text-style-name="P4" draw:layer="layout" svg:width="4.152cm" svg:height="3.337cm" svg:x="19.229cm" svg:y="9.449cm" presentation:class="subtitle" presentation:user-transformed="true">
          <draw:text-box>
            <text:p text:style-name="P3"><text:span text:style-name="T2">Relatori</text:span></text:p>
            <text:p text:style-name="P3"><text:span text:style-name="T3">Cognome Nome</text:span></text:p>
            <text:p text:style-name="P3"><text:span text:style-name="T3"/></text:p>
            <text:p text:style-name="P3"><text:span text:style-name="T2">Correlatori</text:span></text:p>
            <text:p text:style-name="P3"><text:span text:style-name="T3">Cognome Nome</text:span></text:p>
          </draw:text-box>
        </draw:frame>
        <draw:custom-shape draw:name="Google Shape;157;p18" draw:style-name="gr1" draw:text-style-name="P6" draw:layer="layout" svg:width="7.927cm" svg:height="2.841cm" svg:x="1.638cm" svg:y="0.096cm">
          <text:p text:style-name="P5"><text:span text:style-name="T4">Security, Edge and Cloud</text:span><text:span text:style-name="T5"> </text:span><text:span text:style-name="T6">La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18" presentation:style-name="pr2" draw:text-style-name="P4" draw:layer="layout" svg:width="6.823cm" svg:height="1.755cm" svg:x="2.026cm" svg:y="9.449cm" presentation:class="subtitle" presentation:user-transformed="true">
          <draw:text-box>
            <text:p text:style-name="P1"><text:span text:style-name="T2">Autore</text:span></text:p>
            <text:p text:style-name="P1"><text:span text:style-name="T3">Cognome Nome</text:span></text:p>
          </draw:text-box>
        </draw:frame>
        <presentation:notes draw:style-name="dp2">
          <draw:page-thumbnail draw:name="Google Shape;152;p:notes" draw:style-name="gr2" draw:layer="layout" svg:width="16.933cm" svg:height="9.524cm" svg:x="1.059cm" svg:y="1.905cm" draw:page-number="1" presentation:class="page"/>
          <draw:frame draw:name="Google Shape;1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ice" draw:style-name="dp1" draw:master-page-name="SECTION_5f_TITLE_5f_AND_5f_DESCRIPTION">
        <draw:frame draw:name="Google Shape;163;p19" presentation:style-name="pr4" draw:text-style-name="P8" draw:layer="layout" svg:width="9.168cm" svg:height="4.686cm" svg:x="2.028cm" svg:y="3.663cm" presentation:class="title" presentation:user-transformed="true">
          <draw:text-box>
            <text:p text:style-name="P1"><text:span text:style-name="T7">Indice</text:span></text:p>
          </draw:text-box>
        </draw:frame>
        <draw:frame draw:name="Google Shape;164;p19" presentation:style-name="pr5" draw:text-style-name="P10" draw:layer="layout" svg:width="9.372cm" svg:height="8.403cm" svg:x="14.373cm" svg:y="3.757cm" presentation:class="outline" presentation:user-transformed="true">
          <draw:text-box>
            <text:list text:style-name="L5">
              <text:list-item>
                <text:p text:style-name="P9"><text:span text:style-name="T8">Prima sezione</text:span></text:p>
              </text:list-item>
              <text:list-item>
                <text:p text:style-name="P9"><text:span text:style-name="T8">Seconda sezione</text:span></text:p>
              </text:list-item>
              <text:list-item>
                <text:p text:style-name="P9"><text:span text:style-name="T8">Terza sezione</text:span></text:p>
              </text:list-item>
              <text:list-item>
                <text:p text:style-name="P9"><text:span text:style-name="T8">Quarta sezione</text:span></text:p>
              </text:list-item>
            </text:list>
          </draw:text-box>
        </draw:frame>
        <draw:frame draw:name="Google Shape;165;p19" presentation:style-name="pr6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frame draw:name="Google Shape;166;p19" presentation:style-name="pr7" draw:text-style-name="P13" draw:layer="layout" svg:width="9.168cm" svg:height="2.107cm" svg:x="2.014cm" svg:y="8.782cm" presentation:class="subtitle" presentation:placeholder="true" presentation:user-transformed="true">
          <draw:text-box/>
        </draw:frame>
        <presentation:notes draw:style-name="dp2">
          <draw:page-thumbnail draw:name="Google Shape;160;g96eede5f3f_0_32:notes" draw:style-name="gr2" draw:layer="layout" svg:width="16.932cm" svg:height="9.524cm" svg:x="1.059cm" svg:y="1.905cm" draw:page-number="2" presentation:class="page"/>
          <draw:frame draw:name="Google Shape;161;g96eede5f3f_0_32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.&#10;Titolo della sezione" draw:style-name="dp1" draw:master-page-name="SECTION_5f_HEADER">
        <draw:frame draw:name="Google Shape;171;p20" presentation:style-name="pr9" draw:text-style-name="P14" draw:layer="layout" svg:width="21.356cm" svg:height="4.217cm" svg:x="2.026cm" svg:y="3.673cm" presentation:class="title" presentation:user-transformed="true">
          <draw:text-box>
            <text:p text:style-name="P1"><text:span text:style-name="T10">1.</text:span><text:span text:style-name="T10"><text:line-break/></text:span><text:span text:style-name="T10">Titolo della sezione</text:span></text:p>
          </draw:text-box>
        </draw:frame>
        <draw:frame draw:name="Google Shape;172;p20" presentation:style-name="pr10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11"><text:page-number>&lt;number&gt;</text:page-number></text:span></text:p>
          </draw:text-box>
        </draw:frame>
        <presentation:notes draw:style-name="dp2">
          <draw:page-thumbnail draw:name="Google Shape;168;g96eede5f3f_0_46:notes" draw:style-name="gr2" draw:layer="layout" svg:width="16.932cm" svg:height="9.524cm" svg:x="1.059cm" svg:y="1.905cm" draw:page-number="3" presentation:class="page"/>
          <draw:frame draw:name="Google Shape;169;g96eede5f3f_0_4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olo Diapositiva&#10;" draw:style-name="dp1" draw:master-page-name="TITLE_5f_AND_5f_TWO_5f_COLUMNS" presentation:presentation-page-layout-name="AL1T3">
        <draw:frame draw:name="Google Shape;177;p21" presentation:style-name="pr12" draw:text-style-name="P8" draw:layer="layout" svg:width="21.356cm" svg:height="1.486cm" svg:x="2.022cm" svg:y="2.269cm" presentation:class="title" presentation:user-transformed="true">
          <draw:text-box>
            <text:p text:style-name="P1"><text:span text:style-name="T12">Titolo Diapositiva</text:span><text:span text:style-name="T12"><text:line-break/></text:span><text:span text:style-name="T12"/></text:p>
          </draw:text-box>
        </draw:frame>
        <draw:custom-shape draw:name="Google Shape;178;p21" draw:style-name="gr3" draw:text-style-name="P6" draw:layer="layout" svg:width="9.625cm" svg:height="1.089cm" svg:x="15.234cm" svg:y="0.303cm">
          <text:list text:style-name="L9">
            <text:list-item>
              <text:p text:style-name="P15"><text:span text:style-name="T13">Sezio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9;p21" presentation:style-name="pr13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custom-shape draw:name="Google Shape;180;p21" draw:style-name="gr3" draw:text-style-name="P6" draw:layer="layout" svg:width="13.097cm" svg:height="1.089cm" svg:x="1.048cm" svg:y="0.303cm">
          <text:p text:style-name="P1"><text:span text:style-name="T14">Titolo tes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1" draw:style-name="gr4" draw:text-style-name="P16" draw:layer="layout" svg:width="3.017cm" svg:height="1.486cm" svg:x="14.643cm" svg:y="10.072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1" presentation:style-name="pr14" draw:text-style-name="P10" draw:layer="layout" svg:width="10.483cm" svg:height="6.28cm" svg:x="2.021cm" svg:y="4.556cm" presentation:class="outline" presentation:user-transformed="true">
          <draw:text-box>
            <text:list text:style-name="L10">
              <text:list-item>
                <text:p text:style-name="P9"><text:span text:style-name="T15">Contenuto mezza colonna</text:span></text:p>
              </text:list-item>
            </text:list>
          </draw:text-box>
        </draw:frame>
        <draw:frame draw:name="Google Shape;183;p21" presentation:style-name="pr15" draw:text-style-name="P17" draw:layer="layout" svg:width="10.483cm" svg:height="6.28cm" svg:x="12.894cm" svg:y="4.556cm" presentation:class="outline" presentation:placeholder="true" presentation:user-transformed="true">
          <draw:text-box/>
        </draw:frame>
        <presentation:notes draw:style-name="dp2">
          <draw:page-thumbnail draw:name="Google Shape;174;gcebd2a6ed0_0_157:notes" draw:style-name="gr2" draw:layer="layout" svg:width="16.932cm" svg:height="9.524cm" svg:x="1.059cm" svg:y="1.905cm" draw:page-number="4" presentation:class="page"/>
          <draw:frame draw:name="Google Shape;175;gcebd2a6ed0_0_157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olo Slide" draw:style-name="dp1" draw:master-page-name="TITLE_5f_AND_5f_TWO_5f_COLUMNS" presentation:presentation-page-layout-name="AL1T3">
        <draw:frame draw:name="Google Shape;188;p22" presentation:style-name="pr12" draw:text-style-name="P8" draw:layer="layout" svg:width="21.356cm" svg:height="1.486cm" svg:x="2.022cm" svg:y="2.269cm" presentation:class="title" presentation:user-transformed="true">
          <draw:text-box>
            <text:p text:style-name="P1"><text:span text:style-name="T12">Titolo Slide</text:span></text:p>
          </draw:text-box>
        </draw:frame>
        <draw:frame draw:name="Google Shape;189;p22" presentation:style-name="pr14" draw:text-style-name="P10" draw:layer="layout" svg:width="10.483cm" svg:height="6.28cm" svg:x="2.021cm" svg:y="4.556cm" presentation:class="outline" presentation:user-transformed="true">
          <draw:text-box>
            <text:list text:style-name="L10">
              <text:list-item>
                <text:p text:style-name="P9"><text:span text:style-name="T15">Contenuto slide intera</text:span></text:p>
              </text:list-item>
            </text:list>
            <text:p text:style-name="P18"><text:span text:style-name="T15"/></text:p>
          </draw:text-box>
        </draw:frame>
        <draw:custom-shape draw:name="Google Shape;190;p22" draw:style-name="gr3" draw:text-style-name="P6" draw:layer="layout" svg:width="9.625cm" svg:height="1.089cm" svg:x="15.234cm" svg:y="0.303cm">
          <text:list text:style-name="L9">
            <text:list-item>
              <text:p text:style-name="P15"><text:span text:style-name="T13">Titolo sezion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1;p22" presentation:style-name="pr13" draw:text-style-name="P12" draw:layer="layout" svg:width="1.523cm" svg:height="1.092cm" svg:x="23.712cm" svg:y="13.194cm" presentation:class="page-number" presentation:user-transformed="true">
          <draw:text-box>
            <text:p text:style-name="P11"><text:span text:style-name="T9"><text:page-number>&lt;number&gt;</text:page-number></text:span></text:p>
          </draw:text-box>
        </draw:frame>
        <draw:custom-shape draw:name="Google Shape;192;p22" draw:style-name="gr3" draw:text-style-name="P6" draw:layer="layout" svg:width="13.097cm" svg:height="1.089cm" svg:x="1.048cm" svg:y="0.303cm">
          <text:p text:style-name="P1"><text:span text:style-name="T14">Titolo tesi</text:span></text:p>
          <text:p text:style-name="P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3;p22" presentation:style-name="pr17" draw:text-style-name="P17" draw:layer="layout" svg:width="10.483cm" svg:height="6.28cm" svg:x="12.894cm" svg:y="4.556cm" presentation:class="outline" presentation:placeholder="true" presentation:user-transformed="true">
          <draw:text-box/>
        </draw:frame>
        <presentation:notes draw:style-name="dp2">
          <draw:page-thumbnail draw:name="Google Shape;185;g96eede5f3f_0_69:notes" draw:style-name="gr2" draw:layer="layout" svg:width="16.932cm" svg:height="9.524cm" svg:x="1.059cm" svg:y="1.905cm" draw:page-number="5" presentation:class="page"/>
          <draw:frame draw:name="Google Shape;186;g96eede5f3f_0_6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Lato" svg:font-family="Lato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1-background" style:display-name="TITLE_1-background" style:family="presentation">
      <style:graphic-properties draw:stroke="none" draw:fill="solid" draw:fill-color="#d14124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63666a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d141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63666a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141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d14124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Helvetica Neue" fo:font-size="10pt" fo:letter-spacing="normal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MT3" style:family="text">
      <style:text-properties fo:font-variant="normal" fo:text-transform="none" fo:color="#d14124" style:text-line-through-style="none" style:text-line-through-type="none" style:text-position="0% 100%" style:font-name="Helvetica Neue" fo:font-size="10pt" fo:letter-spacing="normal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5" style:family="text">
      <style:text-properties fo:font-variant="normal" fo:text-transform="none" fo:color="#63666a" style:text-line-through-style="none" style:text-line-through-type="none" style:text-position="0% 100%" style:font-name="Helvetica Neue" fo:font-size="10pt" fo:letter-spacing="normal" fo:font-style="normal" style:text-underline-style="none" fo:font-weight="normal" style:font-name-asian="Helvetica Neue" style:font-size-asian="10pt" style:font-style-asian="normal" style:font-weight-asian="normal" style:font-name-complex="Helvetica Neu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1" style:display-name="TITLE_1" style:page-layout-name="PM1" draw:style-name="Mdp1">
      <draw:custom-shape draw:name="Google Shape;21;p3" draw:style-name="Mgr3" draw:text-style-name="MP5" draw:layer="backgroundobjects" svg:width="25.399cm" svg:height="2.83cm" svg:x="0cm" svg:y="0cm">
        <text:p text:style-name="MP1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3" presentation:style-name="TITLE_5f_1-title" draw:layer="backgroundobjects" svg:width="21.355cm" svg:height="4.623cm" svg:x="2.026cm" svg:y="4.943cm" presentation:class="title" presentation:placeholder="true" presentation:user-transformed="true">
        <draw:text-box/>
      </draw:frame>
      <draw:frame draw:name="Google Shape;24;p3" presentation:style-name="Mpr1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g draw:name="Google Shape;25;p3">
        <draw:custom-shape draw:name="Google Shape;26;p3" draw:style-name="Mgr3" draw:text-style-name="MP5" draw:layer="layout" svg:width="0.126cm" svg:height="1.035cm" draw:transform="rotate (1.5707963267949) translate (3.342cm 5.012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3" draw:style-name="Mgr3" draw:text-style-name="MP5" draw:layer="layout" svg:width="0.126cm" svg:height="1.043cm" draw:transform="rotate (1.5707963267949) translate (2.307cm 5.012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9.798cm" svg:height="11.136cm" svg:x="0.6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98;p12" draw:style-name="Mgr4" draw:text-style-name="MP8" draw:layer="backgroundobjects" svg:width="12.699cm" svg:height="14.287cm" svg:x="0cm" svg:y="0cm">
        <text:p text:style-name="MP1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99;p12">
        <draw:custom-shape draw:name="Google Shape;100;p12" draw:style-name="Mgr5" draw:text-style-name="MP9" draw:layer="layout" svg:width="0.126cm" svg:height="1.035cm" draw:transform="rotate (1.5707963267949) translate (3.342cm 3.436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2" draw:style-name="Mgr6" draw:text-style-name="MP10" draw:layer="layout" svg:width="0.126cm" svg:height="1.043cm" draw:transform="rotate (1.5707963267949) translate (2.307cm 3.436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2;p12" presentation:style-name="SECTION_5f_TITLE_5f_AND_5f_DESCRIPTION-title" draw:layer="backgroundobjects" svg:width="9.168cm" svg:height="4.686cm" svg:x="2.028cm" svg:y="3.663cm" presentation:class="title" presentation:placeholder="true" presentation:user-transformed="true">
        <draw:text-box/>
      </draw:frame>
      <draw:frame draw:name="Google Shape;104;p12" presentation:style-name="SECTION_5f_TITLE_5f_AND_5f_DESCRIPTION-outline1" draw:layer="backgroundobjects" svg:width="9.372cm" svg:height="8.403cm" svg:x="14.373cm" svg:y="3.757cm" presentation:class="outline" presentation:placeholder="true" presentation:user-transformed="true">
        <draw:text-box/>
      </draw:frame>
      <draw:frame draw:name="Google Shape;105;p12" presentation:style-name="Mpr4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106;p12" draw:style-name="Mgr3" draw:text-style-name="MP5" draw:layer="backgroundobjects" svg:width="2.397cm" svg:height="1.261cm" svg:x="23.001cm" svg:y="0cm">
        <text:p text:style-name="MP1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7;p12">
        <draw:custom-shape draw:name="Google Shape;108;p12" draw:style-name="Mgr3" draw:text-style-name="MP5" draw:layer="layout" svg:width="0.126cm" svg:height="1.035cm" draw:transform="rotate (1.5707963267949) translate (3.342cm 3.436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2" draw:style-name="Mgr3" draw:text-style-name="MP5" draw:layer="layout" svg:width="0.126cm" svg:height="1.043cm" draw:transform="rotate (1.5707963267949) translate (2.307cm 3.436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10;p12" draw:style-name="Mgr7" draw:text-style-name="MP12" draw:layer="backgroundobjects" svg:width="7.342cm" svg:height="0.543cm" svg:x="16.403cm" svg:y="13.469cm">
        <text:p text:style-name="MP11"><text:span text:style-name="MT2">Security, Edge and Cloud </text:span><text:span text:style-name="MT3">Lab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g draw:name="Google Shape;29;p4">
        <draw:custom-shape draw:name="Google Shape;30;p4" draw:style-name="Mgr3" draw:text-style-name="MP5" draw:layer="layout" svg:width="0.126cm" svg:height="1.035cm" draw:transform="rotate (1.5707963267949) translate (3.342cm 3.436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;p4" draw:style-name="Mgr3" draw:text-style-name="MP5" draw:layer="layout" svg:width="0.126cm" svg:height="1.043cm" draw:transform="rotate (1.5707963267949) translate (2.307cm 3.436cm)">
          <text:p text:style-name="M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32;p4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33;p4" presentation:style-name="Mpr7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57;p8" draw:style-name="Mgr4" draw:text-style-name="MP8" draw:layer="backgroundobjects" svg:width="25.399cm" svg:height="1.822cm" svg:x="0cm" svg:y="0cm">
        <text:p text:style-name="MP1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8" presentation:style-name="TITLE_5f_AND_5f_TWO_5f_COLUMNS-title" draw:layer="backgroundobjects" svg:width="21.356cm" svg:height="1.486cm" svg:x="2.022cm" svg:y="2.269cm" presentation:class="title" presentation:placeholder="true" presentation:user-transformed="true">
        <draw:text-box/>
      </draw:frame>
      <draw:frame draw:name="Google Shape;59;p8" presentation:style-name="TITLE_5f_AND_5f_TWO_5f_COLUMNS-outline1" draw:layer="backgroundobjects" svg:width="10.483cm" svg:height="6.28cm" svg:x="2.021cm" svg:y="4.556cm" presentation:class="outline" presentation:placeholder="true" presentation:user-transformed="true">
        <draw:text-box/>
      </draw:frame>
      <draw:frame draw:name="Google Shape;60;p8" presentation:style-name="TITLE_5f_AND_5f_TWO_5f_COLUMNS-outline1" draw:layer="backgroundobjects" svg:width="10.483cm" svg:height="6.28cm" svg:x="12.894cm" svg:y="4.556cm" presentation:class="outline" presentation:placeholder="true" presentation:user-transformed="true">
        <draw:text-box/>
      </draw:frame>
      <draw:frame draw:name="Google Shape;61;p8" presentation:style-name="Mpr10" draw:text-style-name="MP7" draw:layer="backgroundobjects" svg:width="1.523cm" svg:height="1.092cm" svg:x="23.712cm" svg:y="13.19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custom-shape draw:name="Google Shape;62;p8" draw:style-name="Mgr8" draw:text-style-name="MP12" draw:layer="backgroundobjects" svg:width="7.304cm" svg:height="0.967cm" svg:x="9.048cm" svg:y="13.257cm">
        <text:p text:style-name="MP13"><text:span text:style-name="MT5">Acronimo Conf - Giorno presentazione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;p8" draw:style-name="Mgr7" draw:text-style-name="MP12" draw:layer="backgroundobjects" svg:width="7.342cm" svg:height="0.543cm" svg:x="0.438cm" svg:y="13.469cm">
        <text:p text:style-name="MP14"><text:span text:style-name="MT2">Security, Edge and Cloud </text:span><text:span text:style-name="MT3">Lab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